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justify"/>
    </style:style>
  </office:automatic-styles>
  <office:body>
    <office:text>
      <text:p text:style-name="P1"><text:span text:style-name="T1">Usage des outils de gestion documentaire, de veille et<text:s text:c="2"/>de recherche d'information</text:span></text:p>
      <text:p text:style-name="P2"><text:span text:style-name="T2"/></text:p>
      <text:p text:style-name="P2"><text:span text:style-name="T3">Votre niveau :</text:span><text:span text:style-name="T4"><text:s text:c="2"/></text:span><text:span text:style-name="T5">Licence</text:span><text:span text:style-name="T6"><text:tab/>Master 1<text:tab/>Master 2</text:span></text:p>
      <text:p text:style-name="P2"><text:span text:style-name="T7"/></text:p>
      <text:p text:style-name="P2"><text:span text:style-name="T8">1. Utilisez-vous un moteur de recherche pour vos recherches documentaire sur le Web ?<text:tab/><text:tab/>Google<text:tab/><text:tab/>Autres :</text:span></text:p>
      <text:p text:style-name="P2"><text:span text:style-name="T9"/></text:p>
      <text:p text:style-name="P2"><text:span text:style-name="T10">Très souvent<text:tab/></text:span><text:span text:style-name="T11"><text:tab/>Souvent<text:s text:c="3"/><text:tab/>Peu<text:tab/><text:tab/>Très peu</text:span></text:p>
      <text:p text:style-name="P2"><text:span text:style-name="T12"/></text:p>
      <text:p text:style-name="P2"><text:span text:style-name="T13">2. Quel matériel informatique utilisez-vous pour vos recherches documentaire ?</text:span></text:p>
      <text:p text:style-name="P2"><text:span text:style-name="T14"/></text:p>
      <text:p text:style-name="P2"><text:span text:style-name="T15">- Un ordinateur de bureau (fixe)</text:span></text:p>
      <text:p text:style-name="P2"><text:span text:style-name="T15">- Un ordinateur<text:s text:c="2"/>portable</text:span></text:p>
      <text:p text:style-name="P2"><text:span text:style-name="T16">- Une tablette</text:span></text:p>
      <text:p text:style-name="P2"><text:span text:style-name="T16">- Autres :<text:s text:c="2"/>précisez</text:span></text:p>
      <text:p text:style-name="P2"><text:span text:style-name="T17"/></text:p>
      <text:p text:style-name="P2"><text:span text:style-name="T18">3. Utilisez-vous le bureau de votre ordinateur, tablette, espace de stockage externe,<text:s text:c="2"/>pour<text:s text:c="2"/>sauvegarder vos documents ou ceux téléchargés<text:s text:c="2"/>sur le Web ?<text:tab/></text:span><text:span text:style-name="T19">Oui</text:span><text:span text:style-name="T20"><text:tab/>Non</text:span></text:p>
      <text:p text:style-name="P2"><text:span text:style-name="T21"/></text:p>
      <text:p text:style-name="P2"><text:span text:style-name="T22">4. Comment vous sauvegardez les traces de vos recherches documentaire ?</text:span></text:p>
      <text:p text:style-name="P2"><text:span text:style-name="T23"/></text:p>
      <text:p text:style-name="P2"><text:span text:style-name="T24">- Par téléchargement de documents directement sur l'ordinateur</text:span></text:p>
      <text:p text:style-name="P2"><text:span text:style-name="T24">- Vous faites des photocopies<text:s text:c="2"/>de livres<text:s text:c="2"/>ou d'articles</text:span></text:p>
      <text:p text:style-name="P2"><text:span text:style-name="T25">- Vous utilisez<text:s text:c="3"/>les marques pages des navigateurs</text:span></text:p>
      <text:p text:style-name="P2"><text:span text:style-name="T25">- Vous utilisez des outils spécifiques à la gestion des marques pages :</text:span></text:p>
      <text:p text:style-name="P2"><text:span text:style-name="T26"/></text:p>
      <text:p text:style-name="P2"><text:span text:style-name="T27">5. Comment vous faites pour retrouver<text:s text:c="2"/>un<text:s text:c="2"/>document<text:s text:c="2"/>sur votre ordinateur, sur votre tablette ou espace de stockage externe (un document que vous pensiez l'avoir téléchargé ou écrit) ?</text:span></text:p>
      <text:p text:style-name="P2"><text:span text:style-name="T28"/></text:p>
      <text:p text:style-name="P2"><text:span text:style-name="T29">- Vous parcourez les dossiers de votre ordinateur, tablette ou espace de stockage pour le retrouver</text:span></text:p>
      <text:p text:style-name="P2"><text:span text:style-name="T30">- Vous faites une recherche par nom de fichier ou mots-clés<text:s text:c="2"/>dans les dossiers de votre ordinateur, tablette, espace de stockage</text:span><text:span text:style-name="T31"/></text:p>
      <text:p text:style-name="P2"><text:span text:style-name="T32"/></text:p>
      <text:p text:style-name="P2"><text:span text:style-name="T33">6. Connaissez-vous l'un ou les<text:s text:c="2"/>outils suivants :<text:s text:c="3"/>Cochez à côté :</text:span></text:p>
      <text:p text:style-name="P2"><text:span text:style-name="T34"/></text:p>
      <text:p text:style-name="P2"><text:span text:style-name="T35">- Zotéro</text:span></text:p>
      <text:p text:style-name="P2"><text:span text:style-name="T36">- Diigo</text:span><text:span text:style-name="T37"/></text:p>
      <text:p text:style-name="P2"><text:span text:style-name="T37">- Delicious</text:span></text:p>
      <text:p text:style-name="P2"><text:span text:style-name="T38">- Pearltrees</text:span></text:p>
      <text:p text:style-name="P2"><text:span text:style-name="T39">- Un autre de la même famille que l'un des outils ci-dessus :</text:span></text:p>
      <text:p text:style-name="P2"><text:span text:style-name="T40"/></text:p>
      <text:p text:style-name="P2"><text:span text:style-name="T41">7. Avez-vous déjà<text:s text:c="2"/>utilisé<text:s text:c="2"/>l'un<text:s text:c="2"/>ou les outils suivants ? Cochez à côté :</text:span></text:p>
      <text:p text:style-name="P2"><text:span text:style-name="T42"/></text:p>
      <text:p text:style-name="P2"><text:span text:style-name="T43">- Zotéro</text:span></text:p>
      <text:p text:style-name="P2"><text:span text:style-name="T44">- Diigo</text:span><text:span text:style-name="T45"/></text:p>
      <text:p text:style-name="P2"><text:span text:style-name="T45">- Délicious</text:span></text:p>
      <text:p text:style-name="P2"><text:span text:style-name="T46">- Pearltrees</text:span><text:span text:style-name="T47"/></text:p>
      <text:p text:style-name="P2"><text:span text:style-name="T47">- Un autre de la même famille que l'un des outils ci-dessus :</text:span></text:p>
      <text:p text:style-name="P2"><text:span text:style-name="T48"/></text:p>
      <text:p text:style-name="P2"><text:span text:style-name="T49">8. Pensez-vous avoir une méthodologie d'organisation de votre documentation personnelle ?</text:span></text:p>
      <text:p text:style-name="P2"><text:span text:style-name="T50"/></text:p>
      <text:p text:style-name="P2"><text:span text:style-name="T51">- Organisation et classement personnels et manuels de documents avec un plan de classement thématique</text:span></text:p>
      <text:p text:style-name="P2"><text:span text:style-name="T51">-<text:s/></text:span><text:span text:style-name="T52">A l'aide d'outils d'indexation et de classification</text:span><text:span text:style-name="T53"/></text:p>
      <text:p text:style-name="P2"><text:span text:style-name="T53">- Non,<text:s text:c="2"/>je n'utilise aucune méthodologie</text:span></text:p>
      <text:p text:style-name="P2"><text:span text:style-name="T54"/></text:p>
      <text:p text:style-name="P2"><text:span text:style-name="T55">9. Faites-vous de la veille informationnelle automatisée et dynamique ?</text:span></text:p>
      <text:p text:style-name="P2"><text:span text:style-name="T56"/></text:p>
      <text:p text:style-name="P2"><text:span text:style-name="T57">- Abonnement aux flux RSS</text:span></text:p>
      <text:p text:style-name="P2"><text:span text:style-name="T57">- Abonnement aux newsletter</text:span></text:p>
      <text:p text:style-name="P2"><text:span text:style-name="T58">- Par le biais d'autres outils :<text:s text:c="2"/>Pearltrees, Delicious, Diigo, etc.</text:span></text:p>
      <text:p text:style-name="P2"><text:span text:style-name="T58">- Vous revisitez régulièrement<text:s text:c="2"/>vos sites préférés </text:span></text:p>
      <text:p text:style-name="P2"><text:span text:style-name="T59"/></text:p>
      <text:p text:style-name="P2"><text:span text:style-name="T60">10. Comment gérez-vous la durée de vie de vos documents ?</text:span></text:p>
      <text:p text:style-name="P2"><text:span text:style-name="T61"/></text:p>
      <text:p text:style-name="P2"><text:span text:style-name="T62">- Régulièrement, vous supprimez les documents et les marques-pages que vous jugez inutiles</text:span></text:p>
      <text:p text:style-name="P2"><text:span text:style-name="T63">- D'une manière irrégulière, quand vous arrivez sur des documents ou des marques-pages lors d'une recherche au sein de votre documentation personnelle</text:span><text:span text:style-name="T64"/></text:p>
      <text:p text:style-name="P2"><text:span text:style-name="T64">- Je<text:s text:c="2"/>n'effectue aucune gestion de ce genre</text:span></text:p>
      <text:p text:style-name="P2"><text:span text:style-name="T65"/></text:p>
      <text:p text:style-name="P2"><text:span text:style-name="T66">11. Comment faites-vous pour citer dans vos rapports ou mémoires d'études, les sources Web trouvées lors de vos recherches<text:s text:c="2"/>documentaires sur un sujet donné ? Cochez à côté :</text:span></text:p>
      <text:p text:style-name="P2"><text:span text:style-name="T67"/></text:p>
      <text:p text:style-name="P2"><text:span text:style-name="T68">- Par<text:s text:c="2"/>des notes<text:s text:c="2"/>de références et de liens<text:s text:c="2"/>lors de mes différentes recherches</text:span><text:span text:style-name="T69"/></text:p>
      <text:p text:style-name="P2"><text:span text:style-name="T69">- Par les traces/marques pages<text:s text:c="2"/>des navigateurs</text:span></text:p>
      <text:p text:style-name="P2"><text:span text:style-name="T69">- Autres :<text:s text:c="2"/>précisez</text:span></text:p>
      <text:p text:style-name="P2"><text:span text:style-name="T69">- Pas de réponse !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